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500000013934FC2C3D.svm" manifest:media-type=""/>
  <manifest:file-entry manifest:full-path="Pictures/2000000100000157000001039564B45D.svm" manifest:media-type=""/>
  <manifest:file-entry manifest:full-path="Pictures/10000000000000200000002000309F1C.png" manifest:media-type="image/png"/>
  <manifest:file-entry manifest:full-path="Pictures/2000000100000146000000F255E7083C.svm" manifest:media-type=""/>
  <manifest:file-entry manifest:full-path="Pictures/2000000B00004F1D00003B56669E9985.wmf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omega_q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TexMathsArgs="12§display§3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A_{\si{dB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4.401cm" svg:height="3.301cm" svg:x="4.3cm" svg:y="0.239cm">
          <draw:image xlink:href="Pictures/2000000B00004F1D00003B56669E9985.wmf" xlink:type="simple" xlink:show="embed" xlink:actuate="onLoad">
            <text:p/>
          </draw:image>
        </draw:frame>
        <draw:frame draw:style-name="gr2" draw:text-style-name="P1" draw:layer="layout" svg:width="0.41cm" svg:height="0.31cm" svg:x="6.816cm" svg:y="2.605cm">
          <draw:image xlink:href="Pictures/2000000100000157000001039564B45D.svm" xlink:type="simple" xlink:show="embed" xlink:actuate="onLoad">
            <text:p/>
          </draw:image>
        </draw:frame>
        <draw:line draw:style-name="gr3" draw:text-style-name="P1" draw:layer="layout" svg:x1="6.979cm" svg:y1="2.457cm" svg:x2="6.979cm" svg:y2="1.167cm">
          <text:p/>
        </draw:line>
        <draw:frame draw:style-name="gr4" draw:text-style-name="P1" draw:layer="layout" svg:width="0.39cm" svg:height="0.289cm" svg:x="4.294cm" svg:y="0.99cm">
          <draw:image xlink:href="Pictures/2000000100000146000000F255E7083C.svm" xlink:type="simple" xlink:show="embed" xlink:actuate="onLoad">
            <text:p/>
          </draw:image>
        </draw:frame>
        <draw:frame draw:style-name="gr5" draw:text-style-name="P1" draw:layer="layout" svg:width="0.709cm" svg:height="0.374cm" svg:x="4.048cm" svg:y="0.324cm">
          <draw:image xlink:href="Pictures/20000001000002500000013934FC2C3D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2T14:47:33</meta:creation-date>
    <meta:editing-duration>PT9M27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7-12T14:56:56</dc:date>
    <dc:creator>kkk </dc:creator>
    <meta:document-statistic meta:object-count="5"/>
    <meta:template xlink:type="simple" xlink:actuate="onRequest" xlink:title="kkkFigures" xlink:href="../../../../../.libreoffice/3/user/template/kkkFigures.otg" meta:date="2014-07-12T14:47:31"/>
  </office:meta>
</office:document-meta>
</file>